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10000001F0EA0C1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743cm" fo:margin-left="0.009cm" fo:margin-top="0cm" fo:margin-bottom="0cm" table:align="left" style:writing-mode="lr-tb"/>
    </style:style>
    <style:style style:name="Tableau1.A" style:family="table-column">
      <style:table-column-properties style:column-width="18.743cm"/>
    </style:style>
    <style:style style:name="Tableau1.1" style:family="table-row">
      <style:table-row-properties style:keep-together="true" fo:keep-together="auto"/>
    </style:style>
    <style:style style:name="Tableau1.A1" style:family="table-cell">
      <style:table-cell-properties style:vertical-align="middle" fo:background-color="#eeeeee" fo:padding="0.132cm" fo:border="none">
        <style:background-image/>
      </style:table-cell-properties>
    </style:style>
    <style:style style:name="Tableau2" style:family="table">
      <style:table-properties style:width="18.743cm" fo:margin-left="0.009cm" fo:margin-top="0cm" fo:margin-bottom="0cm" table:align="left" style:writing-mode="lr-tb"/>
    </style:style>
    <style:style style:name="Tableau2.A" style:family="table-column">
      <style:table-column-properties style:column-width="18.743cm"/>
    </style:style>
    <style:style style:name="Tableau2.1" style:family="table-row">
      <style:table-row-properties style:keep-together="true" fo:keep-together="auto"/>
    </style:style>
    <style:style style:name="Tableau2.A1" style:family="table-cell">
      <style:table-cell-properties style:vertical-align="middle" fo:background-color="#eeeeee" fo:padding="0.132cm" fo:border="none">
        <style:background-image/>
      </style:table-cell-properties>
    </style:style>
    <style:style style:name="Tableau3" style:family="table">
      <style:table-properties style:width="18.743cm" fo:margin-left="0.009cm" fo:margin-top="0cm" fo:margin-bottom="0cm" table:align="left" style:writing-mode="lr-tb"/>
    </style:style>
    <style:style style:name="Tableau3.A" style:family="table-column">
      <style:table-column-properties style:column-width="18.743cm"/>
    </style:style>
    <style:style style:name="Tableau3.1" style:family="table-row">
      <style:table-row-properties style:keep-together="true" fo:keep-together="auto"/>
    </style:style>
    <style:style style:name="Tableau3.A1" style:family="table-cell">
      <style:table-cell-properties style:vertical-align="middle" fo:background-color="#eeeeee" fo:padding="0.132cm" fo:border="none">
        <style:background-image/>
      </style:table-cell-properties>
    </style:style>
    <style:style style:name="P1" style:family="paragraph" style:parent-style-name="p">
      <style:paragraph-properties fo:margin-top="0.026cm" fo:margin-bottom="0.053cm"/>
    </style:style>
    <style:style style:name="P2" style:family="paragraph" style:parent-style-name="p">
      <style:paragraph-properties fo:margin-top="0.026cm" fo:margin-bottom="0.053cm" fo:text-align="end" style:justify-single-word="false"/>
    </style:style>
    <style:style style:name="P3" style:family="paragraph" style:parent-style-name="p">
      <style:paragraph-properties fo:margin-top="0.026cm" fo:margin-bottom="0.053cm"/>
      <style:text-properties style:font-name="Calibri" fo:font-size="9pt" style:font-name-asian="Calibri2" style:font-size-asian="9pt" style:font-name-complex="Calibri2" style:font-size-complex="9pt"/>
    </style:style>
    <style:style style:name="P4" style:family="paragraph" style:parent-style-name="p">
      <style:paragraph-properties fo:margin-top="0.026cm" fo:margin-bottom="0.053cm"/>
      <style:text-properties style:font-name="Calibri" fo:font-size="9pt" fo:font-weight="bold" style:font-name-asian="Calibri2" style:font-size-asian="9pt" style:font-weight-asian="bold" style:font-name-complex="Calibri2" style:font-size-complex="9pt" style:font-weight-complex="bold"/>
    </style:style>
    <style:style style:name="P5" style:family="paragraph" style:parent-style-name="p">
      <style:paragraph-properties fo:margin-top="0.026cm" fo:margin-bottom="0.053cm"/>
      <style:text-properties style:font-name="Calibri" fo:font-size="12pt" fo:font-weight="normal" style:letter-kerning="true" style:font-name-asian="Calibri2" style:font-size-asian="12pt" style:font-weight-asian="normal" style:font-name-complex="Calibri2" style:font-size-complex="12pt" style:font-weight-complex="normal"/>
    </style:style>
    <style:style style:name="P6" style:family="paragraph" style:parent-style-name="p">
      <style:paragraph-properties fo:margin-top="0.026cm" fo:margin-bottom="0.053cm" fo:text-align="center" style:justify-single-word="false"/>
    </style:style>
    <style:style style:name="P7" style:family="paragraph" style:parent-style-name="p">
      <style:paragraph-properties fo:margin-top="0.026cm" fo:margin-bottom="0.053cm" fo:text-align="center" style:justify-single-word="false"/>
      <style:text-properties fo:color="#0563c1" style:font-name="Times" style:text-underline-style="solid" style:text-underline-width="auto" style:text-underline-color="#000000" style:font-name-asian="Times1" style:font-name-complex="Times1"/>
    </style:style>
    <style:style style:name="P8" style:family="paragraph" style:parent-style-name="Pied_20_de_20_page1">
      <style:paragraph-properties fo:text-align="end" style:justify-single-word="false"/>
    </style:style>
    <style:style style:name="P9" style:family="paragraph" style:parent-style-name="Footer">
      <style:text-properties fo:color="#999999" style:font-name="Calibri" fo:font-size="9pt" fo:font-style="italic" style:font-name-asian="Calibri2" style:font-size-asian="9pt" style:font-style-asian="italic" style:font-name-complex="Calibri2" style:font-size-complex="9pt" style:font-style-complex="italic"/>
    </style:style>
    <style:style style:name="P10" style:family="paragraph" style:parent-style-name="Standard">
      <style:text-properties style:font-name="Calibri1" fo:font-size="11pt" style:font-size-asian="11pt" style:font-size-complex="11pt"/>
    </style:style>
    <style:style style:name="P11" style:family="paragraph" style:parent-style-name="Standard">
      <style:text-properties fo:color="#000000" style:font-name="Calibri" fo:font-size="11pt" fo:font-weight="bold" style:font-name-asian="Calibri2" style:font-size-asian="11pt" style:font-weight-asian="bold" style:font-name-complex="Calibri2" style:font-size-complex="11pt" style:font-weight-complex="bold"/>
    </style:style>
    <style:style style:name="P12" style:family="paragraph" style:parent-style-name="Standard">
      <style:text-properties style:font-name="Calibri" fo:font-size="11pt" style:font-name-asian="Calibri2" style:font-size-asian="11pt" style:font-name-complex="Calibri2" style:font-size-complex="11pt"/>
    </style:style>
    <style:style style:name="P13" style:family="paragraph" style:parent-style-name="Standard">
      <style:text-properties style:font-name="Calibri" fo:font-size="9pt" style:font-name-asian="Calibri2" style:font-size-asian="9pt" style:font-name-complex="Calibri2" style:font-size-complex="9pt"/>
    </style:style>
    <style:style style:name="P14" style:family="paragraph" style:parent-style-name="Standard" style:list-style-name="L1">
      <style:text-properties style:font-name="Calibri" fo:font-size="11pt" style:font-name-asian="Calibri2" style:font-size-asian="11pt" style:font-name-complex="Calibri2" style:font-size-complex="11pt"/>
    </style:style>
    <style:style style:name="P15" style:family="paragraph" style:parent-style-name="Standard" style:list-style-name="L2">
      <style:text-properties style:font-name="Calibri" fo:font-size="11pt" style:font-name-asian="Calibri2" style:font-size-asian="11pt" style:font-name-complex="Calibri2" style:font-size-complex="11pt"/>
    </style:style>
    <style:style style:name="P16" style:family="paragraph" style:parent-style-name="Standard" style:list-style-name="L3">
      <style:text-properties style:font-name="Calibri" fo:font-size="11pt" style:font-name-asian="Calibri2" style:font-size-asian="11pt" style:font-name-complex="Calibri2" style:font-size-complex="11pt"/>
    </style:style>
    <style:style style:name="P17" style:family="paragraph" style:parent-style-name="Standard" style:list-style-name="L4">
      <style:text-properties style:font-name="Calibri1" fo:font-size="11pt" style:font-size-asian="11pt" style:font-size-complex="11pt"/>
    </style:style>
    <style:style style:name="P18" style:family="paragraph" style:parent-style-name="Standard" style:list-style-name="L5">
      <style:text-properties style:font-name="Calibri1" fo:font-size="11pt" style:font-size-asian="11pt" style:font-size-complex="11pt"/>
    </style:style>
    <style:style style:name="P19" style:family="paragraph" style:parent-style-name="Standard" style:list-style-name="L6">
      <style:text-properties style:font-name="Calibri1" fo:font-size="11pt" style:font-size-asian="11pt" style:font-size-complex="11pt"/>
    </style:style>
    <style:style style:name="P20" style:family="paragraph" style:parent-style-name="Standard" style:list-style-name="L7">
      <style:text-properties style:font-name="Calibri1" fo:font-size="11pt" style:font-size-asian="11pt" style:font-size-complex="11pt"/>
    </style:style>
    <style:style style:name="P21" style:family="paragraph" style:parent-style-name="Standard" style:list-style-name="L8">
      <style:text-properties style:font-name="Calibri1" fo:font-size="11pt" style:font-size-asian="11pt" style:font-size-complex="11pt"/>
    </style:style>
    <style:style style:name="P22" style:family="paragraph" style:parent-style-name="li" style:list-style-name="WWNum5">
      <style:paragraph-properties fo:margin-left="0.661cm" fo:margin-right="0cm" fo:text-indent="-0.323cm" style:auto-text-indent="false"/>
      <style:text-properties style:font-name="Calibri" fo:font-size="9pt" style:font-name-asian="Calibri2" style:font-size-asian="9pt" style:font-name-complex="Calibri2" style:font-size-complex="9pt"/>
    </style:style>
    <style:style style:name="P23" style:family="paragraph" style:parent-style-name="li" style:list-style-name="WWNum6">
      <style:paragraph-properties fo:margin-left="0.661cm" fo:margin-right="0cm" fo:text-indent="-0.323cm" style:auto-text-indent="false"/>
      <style:text-properties style:font-name="Calibri" fo:font-size="9pt" style:font-name-asian="Calibri2" style:font-size-asian="9pt" style:font-name-complex="Calibri2" style:font-size-complex="9pt"/>
    </style:style>
    <style:style style:name="P24" style:family="paragraph" style:parent-style-name="li" style:list-style-name="WWNum5">
      <style:paragraph-properties fo:margin-left="0.661cm" fo:margin-right="0cm" fo:margin-top="0cm" fo:margin-bottom="0.053cm" fo:text-indent="-0.323cm" style:auto-text-indent="false"/>
      <style:text-properties style:font-name="Calibri" fo:font-size="9pt" style:font-name-asian="Calibri2" style:font-size-asian="9pt" style:font-name-complex="Calibri2" style:font-size-complex="9pt"/>
    </style:style>
    <style:style style:name="P25" style:family="paragraph" style:parent-style-name="li" style:list-style-name="WWNum6">
      <style:paragraph-properties fo:margin-left="0.661cm" fo:margin-right="0cm" fo:margin-top="0cm" fo:margin-bottom="0.053cm" fo:text-indent="-0.323cm" style:auto-text-indent="false"/>
      <style:text-properties style:font-name="Calibri" fo:font-size="9pt" style:font-name-asian="Calibri2" style:font-size-asian="9pt" style:font-name-complex="Calibri2" style:font-size-complex="9pt"/>
    </style:style>
    <style:style style:name="P26" style:family="paragraph" style:parent-style-name="p" style:master-page-name="First_20_Page">
      <style:paragraph-properties fo:margin-top="0.026cm" fo:margin-bottom="0.053cm" fo:text-align="center" style:justify-single-word="false" style:page-number="auto"/>
    </style:style>
    <style:style style:name="T1" style:family="text">
      <style:text-properties fo:color="#000000" style:font-name="Calibri" fo:font-size="15pt" fo:font-weight="bold" style:font-name-asian="Calibri2" style:font-size-asian="15pt" style:font-weight-asian="bold" style:font-name-complex="Calibri2" style:font-size-complex="15pt" style:font-weight-complex="bold"/>
    </style:style>
    <style:style style:name="T2" style:family="text">
      <style:text-properties fo:color="#000000" style:font-name="Calibri" fo:font-size="10.5pt" style:font-name-asian="Calibri2" style:font-size-asian="10.5pt" style:font-name-complex="Calibri2" style:font-size-complex="10.5pt"/>
    </style:style>
    <style:style style:name="T3" style:family="text">
      <style:text-properties fo:color="#000000" style:font-name="Calibri" fo:font-size="8pt" style:font-name-asian="Calibri2" style:font-size-asian="8pt" style:font-name-complex="Calibri2" style:font-size-complex="8pt"/>
    </style:style>
    <style:style style:name="T4" style:family="text">
      <style:text-properties fo:color="#999999" style:font-name="Calibri" fo:font-size="9pt" fo:font-style="italic" fo:font-weight="bold" style:font-name-asian="Calibri2" style:font-size-asian="9pt" style:font-style-asian="italic" style:font-weight-asian="bold" style:font-name-complex="Calibri2" style:font-size-complex="9pt" style:font-style-complex="italic" style:font-weight-complex="bold"/>
    </style:style>
    <style:style style:name="T5" style:family="text">
      <style:text-properties fo:color="#999999" style:font-name="Calibri" fo:font-size="9pt" fo:font-style="italic" style:font-name-asian="Calibri2" style:font-size-asian="9pt" style:font-style-asian="italic" style:font-name-complex="Calibri2" style:font-size-complex="9pt" style:font-style-complex="italic"/>
    </style:style>
    <style:style style:name="T6" style:family="text">
      <style:text-properties fo:color="#999999" style:font-name="Calibri" fo:font-size="9pt" fo:font-weight="bold" style:font-name-asian="Calibri2" style:font-size-asian="9pt" style:font-weight-asian="bold" style:font-name-complex="Calibri2" style:font-size-complex="9pt" style:font-weight-complex="bold"/>
    </style:style>
    <style:style style:name="T7" style:family="text">
      <style:text-properties fo:color="#999999" style:font-name="Calibri" fo:font-size="9pt" style:font-name-asian="Calibri2" style:font-size-asian="9pt" style:font-name-complex="Calibri2" style:font-size-complex="9pt"/>
    </style:style>
    <style:style style:name="T8" style:family="text">
      <style:text-properties fo:color="#000080" style:font-name="Calibri" fo:font-size="8pt" style:font-name-asian="Calibri2" style:font-size-asian="8pt" style:font-name-complex="Calibri2" style:font-size-complex="8pt"/>
    </style:style>
    <style:style style:name="T9" style:family="text">
      <style:text-properties style:font-name="Calibri" fo:font-size="9pt" style:font-name-asian="Calibri2" style:font-size-asian="9pt" style:font-name-complex="Calibri2" style:font-size-complex="9pt"/>
    </style:style>
    <style:style style:name="T10" style:family="text">
      <style:text-properties style:font-name="Calibri" fo:font-size="9pt" fo:font-weight="bold" style:font-name-asian="Calibri2" style:font-size-asian="9pt" style:font-weight-asian="bold" style:font-name-complex="Calibri2" style:font-size-complex="9pt" style:font-weight-complex="bold"/>
    </style:style>
    <style:style style:name="T11" style:family="text">
      <style:text-properties style:font-name="Calibri" style:font-name-asian="Calibri2" style:font-name-complex="Calibri2"/>
    </style:style>
    <style:style style:name="T12" style:family="text">
      <style:text-properties style:font-name="Calibri" fo:font-size="20pt" fo:font-weight="bold" style:font-name-asian="Calibri2" style:font-size-asian="20pt" style:font-weight-asian="bold" style:font-name-complex="Calibri2" style:font-size-complex="20pt" style:font-weight-complex="bold"/>
    </style:style>
    <style:style style:name="T13" style:family="text">
      <style:text-properties style:font-name="Calibri" fo:font-weight="bold" style:font-name-asian="Calibri2" style:font-weight-asian="bold" style:font-name-complex="Calibri2" style:font-weight-complex="bold"/>
    </style:style>
    <style:style style:name="T14" style:family="text">
      <style:text-properties style:font-name="Calibri" fo:font-size="14pt" fo:font-weight="bold" style:letter-kerning="true" style:font-name-asian="Calibri2" style:font-size-asian="14pt" style:font-weight-asian="bold" style:font-name-complex="Calibri2" style:font-size-complex="14pt" style:font-weight-complex="bold"/>
    </style:style>
    <style:style style:name="T15" style:family="text">
      <style:text-properties style:font-name="Calibri" fo:font-size="12pt" fo:font-weight="normal" style:letter-kerning="true" style:font-name-asian="Calibri2" style:font-size-asian="12pt" style:font-weight-asian="normal" style:font-name-complex="Calibri2" style:font-size-complex="12pt"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ag"><text:span text:style-name="T12">Programme : Développeur Web Intermédiaire </text:span></text:span></text:p>
      <text:p text:style-name="P3"> </text:p>
      <text:p text:style-name="P1"><text:span text:style-name="T9"><text:line-break/></text:span><text:span text:style-name="T13">Durée:</text:span><text:span text:style-name="T11">  6 mois</text:span></text:p>
      <text:p text:style-name="P3"> </text:p>
      <text:p text:style-name="P1"><text:span text:style-name="T10">Prérequis :</text:span><text:span text:style-name="T14"> </text:span><text:span text:style-name="T15">Aucun</text:span></text:p>
      <text:p text:style-name="P5"/>
      <table:table table:name="Tableau1" table:style-name="Tableau1">
        <table:table-column table:style-name="Tableau1.A"/>
        <table:table-row table:style-name="Tableau1.1">
          <table:table-cell table:style-name="Tableau1.A1" office:value-type="string">
            <text:p text:style-name="P11">Objectifs pédagogiques</text:p>
          </table:table-cell>
        </table:table-row>
      </table:table>
      <text:p text:style-name="Standard"> L'apprenant sera capable en fin de formation de créer une application web complète en ayant abordé la POO, la manipulation de données et des designs patterns de base.</text:p>
      <text:p text:style-name="P3"> </text:p>
      <table:table table:name="Tableau2" table:style-name="Tableau2">
        <table:table-column table:style-name="Tableau2.A"/>
        <table:table-row table:style-name="Tableau2.1">
          <table:table-cell table:style-name="Tableau2.A1" office:value-type="string">
            <text:p text:style-name="P11">Contenu de la formation</text:p>
          </table:table-cell>
        </table:table-row>
      </table:table>
      <text:p text:style-name="P12">1) Apprendre Docker Level 1 – 1 semaine</text:p>
      <text:list xml:id="list4089090987612809565" text:style-name="L1">
        <text:list-item>
          <text:p text:style-name="P14">Qu'est que la containérisation et quel est son avantage</text:p>
        </text:list-item>
        <text:list-item>
          <text:p text:style-name="P14">Installation de Docker sur son environnement</text:p>
        </text:list-item>
        <text:list-item>
          <text:p text:style-name="P14">Prise en main des commandes de bases</text:p>
        </text:list-item>
        <text:list-item>
          <text:p text:style-name="P14">Configuration d'un environnement PHP / MySQL</text:p>
        </text:list-item>
      </text:list>
      <text:p text:style-name="P12"/>
      <text:p text:style-name="P12">2) <text:s/>Apprendre à coder proprement <text:s/>Level 1 – 1 semaine</text:p>
      <text:list xml:id="list1747298294816086202" text:style-name="L2">
        <text:list-item>
          <text:p text:style-name="P15">Bien nommer ses variables</text:p>
        </text:list-item>
        <text:list-item>
          <text:p text:style-name="P15">Bien structurer son code</text:p>
        </text:list-item>
        <text:list-item>
          <text:p text:style-name="P15">Code styling </text:p>
        </text:list-item>
        <text:list-item>
          <text:p text:style-name="P15">Les outils (linters, prettiers)</text:p>
        </text:list-item>
      </text:list>
      <text:p text:style-name="P12"/>
      <text:p text:style-name="P12">3) Initiation à PHP Procédurale Level 1 – 2 semaines</text:p>
      <text:list xml:id="list1147970620666010385" text:style-name="L3">
        <text:list-item>
          <text:p text:style-name="P16">Découverte des bases du langage :</text:p>
          <text:p text:style-name="P16">- Les variables</text:p>
          <text:p text:style-name="P16">- Les opérateurs logiques</text:p>
          <text:p text:style-name="P16">- Les conditions</text:p>
          <text:p text:style-name="P16">- Les boucles</text:p>
          <text:p text:style-name="P16">- Les fonctions</text:p>
        </text:list-item>
      </text:list>
      <text:p text:style-name="P13"/>
      <text:p text:style-name="P10">4) Bases de données level 1 – 2 semaines</text:p>
      <text:list xml:id="list207414927361877958" text:style-name="L4">
        <text:list-item>
          <text:p text:style-name="P17">Découverte de MySQL</text:p>
        </text:list-item>
        <text:list-item>
          <text:p text:style-name="P17">Comment crée un table de données</text:p>
        </text:list-item>
        <text:list-item>
          <text:p text:style-name="P17">Insérer des données dans une base de données</text:p>
        </text:list-item>
        <text:list-item>
          <text:p text:style-name="P17">Sélectionner des données dans une base de données</text:p>
        </text:list-item>
        <text:list-item>
          <text:p text:style-name="P17">Mettre à jour des données dans une base de données</text:p>
        </text:list-item>
        <text:list-item>
          <text:p text:style-name="P17">Supprimer des données dans une base de données</text:p>
        </text:list-item>
        <text:list-item>
          <text:p text:style-name="P17">Les jointures</text:p>
        </text:list-item>
        <text:list-item>
          <text:p text:style-name="P17">Base de données relationnelles</text:p>
        </text:list-item>
      </text:list>
      <text:p text:style-name="P10"/>
      <text:p text:style-name="P10">5) PHP Procédurale level 2 – 1 mois</text:p>
      <text:list xml:id="list2683503407695703779" text:style-name="L5">
        <text:list-item>
          <text:p text:style-name="P18">Connexion à une base de données</text:p>
        </text:list-item>
        <text:list-item>
          <text:p text:style-name="P18">Manipulation d'un base de données</text:p>
        </text:list-item>
        <text:list-item>
          <text:p text:style-name="P18">Traitement des formulaires</text:p>
        </text:list-item>
        <text:list-item>
          <text:p text:style-name="P18"><text:soft-page-break/>Système de connexion / session</text:p>
        </text:list-item>
        <text:list-item>
          <text:p text:style-name="P18">Création d'un blog en PHP/MySQL</text:p>
        </text:list-item>
        <text:list-item>
          <text:p text:style-name="P18">Algorithmie Level 2 :<text:line-break/>- Fonction Récursive<text:line-break/>- Boucle imbriquée</text:p>
        </text:list-item>
      </text:list>
      <text:p text:style-name="P10"/>
      <text:p text:style-name="P10">remarque : 2 mois et 2 semaines</text:p>
      <text:p text:style-name="P10"/>
      <text:p text:style-name="P10">6) PHP Programmation orienté objet – 1 mois</text:p>
      <text:list xml:id="list7899567088194321462" text:style-name="L6">
        <text:list-item>
          <text:p text:style-name="P19">Qu'est-ce que la POO</text:p>
        </text:list-item>
        <text:list-item>
          <text:p text:style-name="P19">Découvrir les <text:s/>classes et les méthodes</text:p>
        </text:list-item>
        <text:list-item>
          <text:p text:style-name="P19">Les différents types de classes</text:p>
        </text:list-item>
        <text:list-item>
          <text:p text:style-name="P19">Qu'est ce que PDO ? Comment l'utiliser ?</text:p>
        </text:list-item>
        <text:list-item>
          <text:p text:style-name="P19">Initiation au refactoring</text:p>
        </text:list-item>
        <text:list-item>
          <text:p text:style-name="P19">Refactoring du blog en POO – 2 semaines</text:p>
        </text:list-item>
      </text:list>
      <text:p text:style-name="P10"/>
      <text:p text:style-name="P10"> 7) Framework PHP – 1 mois 1/2</text:p>
      <text:list xml:id="list1237802967463494621" text:style-name="L7">
        <text:list-item>
          <text:p text:style-name="P20">Qu'est ce qu'un framework ?</text:p>
        </text:list-item>
        <text:list-item>
          <text:p text:style-name="P20">Présentation des design pattern</text:p>
        </text:list-item>
        <text:list-item>
          <text:p text:style-name="P20">Découverte du MVC</text:p>
        </text:list-item>
        <text:list-item>
          <text:p text:style-name="P20">Installer des packages avec Composer</text:p>
        </text:list-item>
        <text:list-item>
          <text:p text:style-name="P20">Présentation des standards du marché (Symfony, Laravel,...)</text:p>
        </text:list-item>
        <text:list-item>
          <text:p text:style-name="P20">Découverte des composants Symfony</text:p>
        </text:list-item>
        <text:list-item>
          <text:p text:style-name="P20">HTTP Component</text:p>
        </text:list-item>
        <text:list-item>
          <text:p text:style-name="P20">Router Component</text:p>
        </text:list-item>
        <text:list-item>
          <text:p text:style-name="P20">Doctrine</text:p>
        </text:list-item>
        <text:list-item>
          <text:p text:style-name="P20">Twig</text:p>
        </text:list-item>
        <text:list-item>
          <text:p text:style-name="P20">Création d'un Eshop simplifié en MVC</text:p>
        </text:list-item>
      </text:list>
      <text:p text:style-name="P10"/>
      <text:p text:style-name="P10"/>
      <text:p text:style-name="P10">8) Node.js – 1 mois</text:p>
      <text:list xml:id="list8742000609344004800" text:style-name="L8">
        <text:list-item>
          <text:p text:style-name="P21">Javascript Backend ?</text:p>
        </text:list-item>
        <text:list-item>
          <text:p text:style-name="P21">Découvrir l'éco-système Node.JS (NPM, Yarn,...)</text:p>
        </text:list-item>
        <text:list-item>
          <text:p text:style-name="P21">Différence entre la programmation synchrone et asynchrone</text:p>
        </text:list-item>
        <text:list-item>
          <text:p text:style-name="P21">Premier pas avec ExpressJS</text:p>
        </text:list-item>
        <text:list-item>
          <text:p text:style-name="P21">Manipulation de données en javascript</text:p>
        </text:list-item>
        <text:list-item>
          <text:p text:style-name="P21">Création d'une REST API CRUD</text:p>
        </text:list-item>
        <text:list-item>
          <text:p text:style-name="P21">Création d'un projet purement back-end</text:p>
        </text:list-item>
      </text:list>
      <text:p text:style-name="P10"/>
      <text:p text:style-name="P13"/>
      <text:p text:style-name="P13"/>
      <table:table table:name="Tableau3" table:style-name="Tableau3">
        <table:table-column table:style-name="Tableau3.A"/>
        <table:table-row table:style-name="Tableau3.1">
          <table:table-cell table:style-name="Tableau3.A1" office:value-type="string">
            <text:p text:style-name="P11">Organisation de la formation</text:p>
          </table:table-cell>
        </table:table-row>
      </table:table>
      <text:p text:style-name="P3"> </text:p>
      <text:p text:style-name="P4">Equipe pédagogique</text:p>
      <text:p text:style-name="P1"><text:span text:style-name="tag"><text:span text:style-name="T9">School of talents forme de nombreuses personnes dans les métiers du digital. Fort d'une vingtaine d'années d'expérience dans le domaine, les formateurs de School of talents vous apporterons toutes leurs expériences et s'engagent à vous apprendre à vous dépasser,</text:span></text:span></text:p>
      <text:p text:style-name="P3"> </text:p>
      <text:p text:style-name="P4">Moyens pédagogiques et techniques</text:p>
      <text:list xml:id="list7514928031477964345" text:style-name="WWNum5">
        <text:list-item>
          <text:p text:style-name="P22">Accueil des apprenants dans une salle <text:s/>Gather dédiée à la formation.</text:p>
        </text:list-item>
        <text:list-item>
          <text:p text:style-name="P22">Documents supports de formation téléchargeables.</text:p>
        </text:list-item>
        <text:list-item>
          <text:p text:style-name="P22">Mise en place de projets concrets</text:p>
        </text:list-item>
        <text:list-item>
          <text:p text:style-name="P22">Quizz chaque fin de semaine</text:p>
        </text:list-item>
        <text:list-item>
          <text:p text:style-name="P22">Travaux pratiques en solitaire ou en groupe</text:p>
          <text:p text:style-name="P24"/>
        </text:list-item>
      </text:list>
      <text:p text:style-name="P3"> </text:p>
      <text:p text:style-name="P4"><text:soft-page-break/>Dispositif de suivi de l'exécution de d'évaluation des résultats de la formation</text:p>
      <text:list xml:id="list7026975821993370951" text:style-name="WWNum6">
        <text:list-item>
          <text:p text:style-name="P23">Feuilles de présence.</text:p>
        </text:list-item>
        <text:list-item>
          <text:p text:style-name="P23">Questions orales ou écrites (QCM).</text:p>
        </text:list-item>
        <text:list-item>
          <text:p text:style-name="P23">Mises <text:s/>en situation.</text:p>
        </text:list-item>
        <text:list-item>
          <text:p text:style-name="P25">Formulaires d'évaluation de la formation.</text:p>
        </text:list-item>
      </text:list>
      <text:p text:style-name="P3"> </text:p>
      <text:p text:style-name="P3"> </text:p>
      <text:p text:style-name="P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FR"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Arial1" fo:font-size="16pt" fo:font-weight="bold" style:letter-kerning="true" style:font-size-asian="16pt" style:font-weight-asian="bold" style:font-name-complex="Arial2" style:font-size-complex="16pt" style:font-weight-complex="bold"/>
    </style:style>
    <style:style style:name="p" style:family="paragraph" style:parent-style-name="Standard" style:default-outline-level="" style:list-style-name=""/>
    <style:style style:name="Pied_20_de_20_page1" style:display-name="Pied de page1" style:family="paragraph" style:default-outline-level="" style:list-style-name="">
      <style:paragraph-properties fo:orphans="2" fo:widows="2" style:writing-mode="lr-tb"/>
      <style:text-properties style:use-window-font-color="true" style:font-name="Calibri" fo:font-size="8pt" fo:font-weight="bold" style:font-name-asian="Calibri2" style:font-size-asian="8pt" style:font-weight-asian="bold" style:font-name-complex="Calibri2"/>
    </style:style>
    <style:style style:name="li"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ag" style:family="text" style:parent-style-name="Default_20_Paragraph_20_Font"/>
    <style:style style:name="En-tête_20_Car" style:display-name="En-tête Car" style:family="text" style:parent-style-name="Default_20_Paragraph_20_Font">
      <style:text-properties fo:font-size="12pt" style:font-size-asian="12pt" style:font-size-complex="12pt"/>
    </style:style>
    <style:style style:name="Pied_20_de_20_page_20_Car" style:display-name="Pied de page Car" style:family="text" style:parent-style-name="Default_20_Paragraph_20_Fon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p">
      <style:paragraph-properties fo:margin-top="0.026cm" fo:margin-bottom="0.053cm"/>
    </style:style>
    <style:style style:name="MP2" style:family="paragraph" style:parent-style-name="p">
      <style:paragraph-properties fo:margin-top="0.026cm" fo:margin-bottom="0.053cm" fo:text-align="end" style:justify-single-word="false"/>
    </style:style>
    <style:style style:name="MP3" style:family="paragraph" style:parent-style-name="p">
      <style:paragraph-properties fo:margin-top="0.026cm" fo:margin-bottom="0.053cm"/>
      <style:text-properties style:font-name="Calibri" fo:font-size="9pt" style:font-name-asian="Calibri2" style:font-size-asian="9pt" style:font-name-complex="Calibri2" style:font-size-complex="9pt"/>
    </style:style>
    <style:style style:name="MP4" style:family="paragraph" style:parent-style-name="p">
      <style:paragraph-properties fo:margin-top="0.026cm" fo:margin-bottom="0.053cm" fo:text-align="center" style:justify-single-word="false"/>
    </style:style>
    <style:style style:name="MP5" style:family="paragraph" style:parent-style-name="p">
      <style:paragraph-properties fo:margin-top="0.026cm" fo:margin-bottom="0.053cm" fo:text-align="center" style:justify-single-word="false"/>
      <style:text-properties fo:color="#0563c1" style:font-name="Times" style:text-underline-style="solid" style:text-underline-width="auto" style:text-underline-color="#000000" style:font-name-asian="Times1" style:font-name-complex="Times1"/>
    </style:style>
    <style:style style:name="MP6" style:family="paragraph" style:parent-style-name="Pied_20_de_20_page1">
      <style:paragraph-properties fo:text-align="end" style:justify-single-word="false"/>
    </style:style>
    <style:style style:name="MP7" style:family="paragraph" style:parent-style-name="Footer">
      <style:text-properties fo:color="#999999" style:font-name="Calibri" fo:font-size="9pt" fo:font-style="italic" style:font-name-asian="Calibri2" style:font-size-asian="9pt" style:font-style-asian="italic" style:font-name-complex="Calibri2" style:font-size-complex="9pt" style:font-style-complex="italic"/>
    </style:style>
    <style:style style:name="MT1" style:family="text">
      <style:text-properties fo:color="#000000" style:font-name="Calibri" fo:font-size="15pt" fo:font-weight="bold" style:font-name-asian="Calibri2" style:font-size-asian="15pt" style:font-weight-asian="bold" style:font-name-complex="Calibri2" style:font-size-complex="15pt" style:font-weight-complex="bold"/>
    </style:style>
    <style:style style:name="MT2" style:family="text">
      <style:text-properties fo:color="#000000" style:font-name="Calibri" fo:font-size="10.5pt" style:font-name-asian="Calibri2" style:font-size-asian="10.5pt" style:font-name-complex="Calibri2" style:font-size-complex="10.5pt"/>
    </style:style>
    <style:style style:name="MT3" style:family="text">
      <style:text-properties fo:color="#000000" style:font-name="Calibri" fo:font-size="8pt" style:font-name-asian="Calibri2" style:font-size-asian="8pt" style:font-name-complex="Calibri2" style:font-size-complex="8pt"/>
    </style:style>
    <style:style style:name="MT4" style:family="text">
      <style:text-properties fo:color="#999999" style:font-name="Calibri" fo:font-size="9pt" fo:font-style="italic" fo:font-weight="bold" style:font-name-asian="Calibri2" style:font-size-asian="9pt" style:font-style-asian="italic" style:font-weight-asian="bold" style:font-name-complex="Calibri2" style:font-size-complex="9pt" style:font-style-complex="italic" style:font-weight-complex="bold"/>
    </style:style>
    <style:style style:name="MT5" style:family="text">
      <style:text-properties fo:color="#999999" style:font-name="Calibri" fo:font-size="9pt" fo:font-style="italic" style:font-name-asian="Calibri2" style:font-size-asian="9pt" style:font-style-asian="italic" style:font-name-complex="Calibri2" style:font-size-complex="9pt" style:font-style-complex="italic"/>
    </style:style>
    <style:style style:name="MT6" style:family="text">
      <style:text-properties fo:color="#000080" style:font-name="Calibri" fo:font-size="8pt" style:font-name-asian="Calibri2" style:font-size-asian="8pt" style:font-name-complex="Calibri2" style:font-size-complex="8pt"/>
    </style:style>
    <style:style style:name="MT7" style:family="text">
      <style:text-properties fo:color="#999999" style:font-name="Calibri" fo:font-size="9pt" fo:font-weight="bold" style:font-name-asian="Calibri2" style:font-size-asian="9pt" style:font-weight-asian="bold" style:font-name-complex="Calibri2" style:font-size-complex="9pt" style:font-weight-complex="bold"/>
    </style:style>
    <style:style style:name="MT8" style:family="text">
      <style:text-properties fo:color="#999999" style:font-name="Calibri" fo:font-size="9pt" style:font-name-asian="Calibri2" style:font-size-asian="9pt" style:font-name-complex="Calibri2" style:font-size-complex="9pt"/>
    </style:style>
    <style:style style:name="M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0.101cm" fo:margin-bottom="0.10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69cm" fo:margin-left="0cm" fo:margin-right="0cm" fo:margin-bottom="1.071cm" style:dynamic-spacing="true"/>
      </style:header-style>
      <style:footer-style>
        <style:header-footer-properties fo:min-height="1.169cm" fo:margin-left="0cm" fo:margin-right="0cm" fo:margin-top="1.071cm" style:dynamic-spacing="true"/>
      </style:footer-style>
    </style:page-layout>
  </office:automatic-styles>
  <office:master-styles>
    <style:master-page style:name="Standard" style:page-layout-name="Mpm1">
      <style:header>
        <text:p text:style-name="MP1"><text:span text:style-name="tag"><text:span text:style-name="MT1">School of Talents<text:line-break/></text:span></text:span><text:span text:style-name="tag"><text:span text:style-name="MT2">Rue Alfred Tenret, 38</text:span></text:span></text:p>
        <text:p text:style-name="MP1"><text:span text:style-name="tag"><text:span text:style-name="MT2">6030 Charleroi<text:line-break/></text:span></text:span><text:span text:style-name="MT3">Email: </text:span><text:span text:style-name="tag"><text:span text:style-name="MT2">info@schooloftalents.org</text:span></text:span></text:p>
        <text:p text:style-name="MP2"/>
        <text:p text:style-name="MP3"> </text:p>
        <text:p text:style-name="Standard"/>
      </style:header>
      <style:header-left>
        <text:p text:style-name="Header"><text:span text:style-name="tag"><text:span text:style-name="MT2"/></text:span></text:p>
      </style:header-left>
      <style:footer>
        <text:p text:style-name="MP4"><text:span text:style-name="tag"><text:span text:style-name="MT4">School of talents</text:span></text:span><text:span text:style-name="MT5"> | </text:span><text:span text:style-name="tag"><text:span text:style-name="MT5">Rue Alfred Tenret, 38</text:span></text:span><text:span text:style-name="MT5"> </text:span><text:span text:style-name="tag"><text:span text:style-name="MT5">6030</text:span></text:span><text:span text:style-name="MT5"> </text:span><text:span text:style-name="tag"><text:span text:style-name="MT5">0Charleroi</text:span></text:span><text:span text:style-name="MT5"> | TVA : </text:span><text:span text:style-name="tag"><text:span text:style-name="MT5">0769344711</text:span></text:span><text:span text:style-name="MT5"> | RPM : Charleroi</text:span></text:p>
        <text:p text:style-name="MP5"/>
        <text:p text:style-name="Standard"/>
        <text:p text:style-name="MP6">PAGE <text:page-number text:select-page="current">3</text:page-number> / <text:page-count>3</text:page-count></text:p>
      </style:footer>
      <style:footer-left>
        <text:p text:style-name="MP7"><text:span text:style-name="MT5"/></text:p>
      </style:footer-left>
    </style:master-page>
    <style:master-page style:name="First_20_Page" style:display-name="First Page" style:page-layout-name="Mpm2" style:next-style-name="Standard">
      <style:header>
        <text:p text:style-name="MP1"><text:span text:style-name="tag"><text:span text:style-name="MT1">School of Talents</text:span></text:span><draw:frame draw:style-name="Mfr1" draw:name="2" text:anchor-type="char" svg:x="11.234cm" svg:y="0.081cm" svg:width="7.117cm" svg:height="1.886cm" draw:z-index="0"><draw:image xlink:href="Pictures/10000201000001510000001F0EA0C10D.png" xlink:type="simple" xlink:show="embed" xlink:actuate="onLoad"/></draw:frame><text:span text:style-name="tag"><text:span text:style-name="MT2"><text:line-break/>Rue Alfred Tenret, 38</text:span></text:span></text:p>
        <text:p text:style-name="MP1"><text:span text:style-name="tag"><text:span text:style-name="MT2">6030 Charleroi<text:line-break/></text:span></text:span><text:span text:style-name="MT3">Email: </text:span><text:a xlink:type="simple" xlink:href="mailto:info@schooloftalents.org" text:style-name="Internet_20_link" text:visited-style-name="Visited_20_Internet_20_Link"><text:span text:style-name="MT6">info@schooloftalents.org</text:span></text:a></text:p>
        <text:p text:style-name="MP3">Une initiative de HDM Network ASBL</text:p>
        <text:p text:style-name="MP3">TVA : BE 0769 344 711</text:p>
        <text:p text:style-name="MP3">RPM : Charleroi </text:p>
        <text:p text:style-name="Standard"/>
      </style:header>
      <style:footer>
        <text:p text:style-name="MP4"><text:span text:style-name="tag"><text:span text:style-name="MT7">School of talents</text:span></text:span><text:span text:style-name="MT8"> | </text:span><text:span text:style-name="tag"><text:span text:style-name="MT8">Rue Alfred Tenret, 38</text:span></text:span><text:span text:style-name="MT8"> </text:span><text:span text:style-name="tag"><text:span text:style-name="MT8">6030</text:span></text:span><text:span text:style-name="MT8"> </text:span><text:span text:style-name="tag"><text:span text:style-name="MT8">0Charleroi</text:span></text:span><text:span text:style-name="MT8"> | TVA :</text:span><text:span text:style-name="MT5"> </text:span><text:span text:style-name="tag"><text:span text:style-name="MT5">0769344711</text:span></text:span><text:span text:style-name="MT8"> | </text:span><text:span text:style-name="MT5">RPM : Charleroi</text:span></text:p>
        <text:p text:style-name="MP5"/>
        <text:p text:style-name="Standard"/>
        <text:p text:style-name="MP6">PAGE <text:page-number text:select-page="current">1</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Gaelle Santy</dc:creator>
    <meta:editing-cycles>9</meta:editing-cycles>
    <meta:creation-date>2019-01-15T15:09:00</meta:creation-date>
    <dc:date>2023-06-02T12:43:14.45</dc:date>
    <meta:editing-duration>PT1H55M56S</meta:editing-duration>
    <meta:generator>OpenOffice/4.1.9$Win32 OpenOffice.org_project/419m1$Build-9805</meta:generator>
    <meta:document-statistic meta:table-count="3" meta:image-count="1" meta:object-count="0" meta:page-count="3" meta:paragraph-count="102" meta:word-count="625" meta:character-count="35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